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9.874cm" fo:margin-left="0cm" fo:margin-right="8.932cm" table:align="margins"/>
    </style:style>
    <style:style style:name="Таблица1.A" style:family="table-column">
      <style:table-column-properties style:column-width="4.828cm" style:rel-column-width="32039*"/>
    </style:style>
    <style:style style:name="Таблица1.B" style:family="table-column">
      <style:table-column-properties style:column-width="5.046cm" style:rel-column-width="33496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5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6" style:family="paragraph" style:parent-style-name="Text_20_body" style:list-style-name="L1">
      <style:text-properties style:font-name="Cambria" fo:language="ru" fo:country="RU"/>
    </style:style>
    <style:style style:name="P7" style:family="paragraph" style:parent-style-name="Text_20_body">
      <style:paragraph-properties fo:text-align="center" style:justify-single-word="false"/>
      <style:text-properties style:font-name="Cambria" fo:language="ru" fo:country="RU" fo:font-style="normal" style:font-style-asian="normal" style:font-style-complex="normal"/>
    </style:style>
    <style:style style:name="P8" style:family="paragraph" style:parent-style-name="Text_20_body" style:list-style-name="L2">
      <style:text-properties style:font-name="Cambria" fo:language="ru" fo:country="RU" fo:font-style="normal" style:font-style-asian="normal" style:font-style-complex="normal"/>
    </style:style>
    <style:style style:name="P9" style:family="paragraph" style:parent-style-name="Text_20_body">
      <style:text-properties style:font-name="Cambria" fo:language="ru" fo:country="RU" style:font-name-asian="Times New Roman3" style:font-name-complex="Times New Roman3"/>
    </style:style>
    <style:style style:name="P10" style:family="paragraph" style:parent-style-name="Text_20_body" style:list-style-name="L2">
      <style:text-properties style:font-name="Cambria" fo:language="ru" fo:country="RU"/>
    </style:style>
    <style:style style:name="P11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13" style:family="paragraph" style:parent-style-name="Heading_20_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name-asian="Times New Roman3" style:font-style-asian="italic" style:font-name-complex="Times New Roman3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font-name-asian="Times New Roman2" style:font-style-asian="normal" style:font-name-complex="Times New Roman2" style:font-style-complex="normal"/>
    </style:style>
    <style:style style:name="T7" style:family="text">
      <style:text-properties fo:font-style="normal" style:font-name-asian="Times New Roman3" style:font-style-asian="normal" style:font-name-complex="Times New Roman3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<draw:frame draw:style-name="fr1" draw:name="Графический объект1" text:anchor-type="as-char" svg:width="0.85cm" svg:height="0.85cm" draw:z-index="2"><draw:image xlink:href="../images/0014.png" xlink:type="simple" xlink:show="embed" xlink:actuate="onLoad"/></draw:frame></text:p>
          </table:table-cell>
          <table:table-cell table:style-name="Table1.B1" office:value-type="string">
            <text:h text:style-name="P13" text:outline-level="1">Треугольный сигнал</text:h>
          </table:table-cell>
        </table:table-row>
        <table:table-row>
          <table:table-cell table:style-name="Table1.A2" office:value-type="string">
            <text:p text:style-name="P12">в палитре</text:p>
          </table:table-cell>
          <table:table-cell table:style-name="Table1.B1" office:value-type="string">
            <text:p text:style-name="P2">| векторизован<text:span text:style-name="T8"> |</text:span></text:p>
          </table:table-cell>
        </table:table-row>
        <table:table-row table:style-name="Table1.3">
          <table:table-cell table:style-name="Table1.A1" office:value-type="string">
            <text:p text:style-name="P11"><draw:frame draw:style-name="fr2" draw:name="Графический объект2" text:anchor-type="as-char" svg:width="2.251cm" svg:height="1.769cm" draw:z-index="0"><draw:image xlink:href="../images/0014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12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формирует на выходе периодический треугольный сигнал (половина сигнала типа <text:span text:style-name="T2">Пила</text:span> и половина – <text:span text:style-name="T2">Обратная пила</text:span>)<text:span text:style-name="T5">:</text:span></text:p>
            <text:p text:style-name="P4"><text:span text:style-name="T5"><draw:frame draw:style-name="fr4" draw:name="Object1" text:anchor-type="as-char" svg:width="10.781cm" svg:height="2.988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5">,</text:span></text:p>
            <text:p text:style-name="P5"><text:span text:style-name="T5">где</text:span><text:span text:style-name="T5"><draw:frame draw:style-name="fr4" draw:name="Object2" text:anchor-type="as-char" svg:width="2.508cm" svg:height="0.621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">– свойства блока, </text:span><text:span text:style-name="T5"><draw:frame draw:style-name="fr4" draw:name="Object3" text:anchor-type="as-char" svg:width="1.087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– выходной сигнал,</text:span><text:span text:style-name="T5"><draw:frame draw:style-name="fr4" draw:name="Object11" text:anchor-type="as-char" svg:width="0.376cm" svg:height="0.549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– текущее модельное время в секундах, </text:span><text:span text:style-name="T5"><draw:frame draw:style-name="fr4" draw:name="Object12" text:anchor-type="as-char" svg:width="2.26cm" svg:height="0.564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– дробная часть.</text:span></text:p>
            <text:p text:style-name="P3"><text:span text:style-name="T1">Свойства</text:span>:</text:p>
            <text:list xml:id="list1990968718053294777" text:style-name="L1">
              <text:list-item>
                <text:p text:style-name="P6">Размах –<draw:frame draw:style-name="fr4" draw:name="Object4" text:anchor-type="as-char" svg:width="0.714cm" svg:height="0.621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(высота полного «зуба» пилы, амплитуда сигнала). Амплитуда треугольного сигнала на выходе блока равна<draw:frame draw:style-name="fr4" draw:name="Object13" text:anchor-type="as-char" svg:width="1.191cm" svg:height="0.621cm" draw:z-index="8"><draw:object xlink:href="./Object 13" xlink:type="simple" xlink:show="embed" xlink:actuate="onLoad"/><draw:image xlink:href="./ObjectReplacements/Object 13" xlink:type="simple" xlink:show="embed" xlink:actuate="onLoad"/><svg:desc>formula</svg:desc></draw:frame>.</text:p>
              </text:list-item>
              <text:list-item>
                <text:p text:style-name="P6">Период – период следования треугольных импульсов<draw:frame draw:style-name="fr4" draw:name="Object5" text:anchor-type="as-char" svg:width="0.545cm" svg:height="0.549cm" draw:z-index="9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  </text:list-item>
              <text:list-item>
                <text:p text:style-name="P6">Смещение –<draw:frame draw:style-name="fr4" draw:name="Object6" text:anchor-type="as-char" svg:width="0.66cm" svg:height="0.621cm" draw:z-index="10"><draw:object xlink:href="./Object 8" xlink:type="simple" xlink:show="embed" xlink:actuate="onLoad"/><draw:image xlink:href="./ObjectReplacements/Object 8" xlink:type="simple" xlink:show="embed" xlink:actuate="onLoad"/><svg:desc>formula</svg:desc></draw:frame>, ордината основания «зуба» (нижней точки) пилы.</text:p>
              </text:list-item>
            </text:list>
            <text:p text:style-name="P3">Свойства могут быть <text:span text:style-name="T2">векторами:</text:span><draw:frame draw:style-name="fr4" draw:name="Object7" text:anchor-type="as-char" svg:width="4.685cm" svg:height="0.684cm" draw:z-index="11"><draw:object xlink:href="./Object 9" xlink:type="simple" xlink:show="embed" xlink:actuate="onLoad"/><draw:image xlink:href="./ObjectReplacements/Object 9" xlink:type="simple" xlink:show="embed" xlink:actuate="onLoad"/><svg:desc>formula</svg:desc></draw:frame>,<draw:frame draw:style-name="fr4" draw:name="Object10" text:anchor-type="as-char" svg:width="3.662cm" svg:height="0.713cm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и <draw:frame draw:style-name="fr4" draw:name="Object8" text:anchor-type="as-char" svg:width="4.353cm" svg:height="0.684cm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 , размерности которых должны быть одинаковы, в этом случае на выходе будет также формироваться <text:span text:style-name="T2">векторный сигнал</text:span><text:span text:style-name="T5">:</text:span></text:p>
            <text:p text:style-name="P7"><draw:frame draw:style-name="fr4" draw:name="Object9" text:anchor-type="as-char" svg:width="11.506cm" svg:height="3.173cm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text:p text:style-name="P3"><text:span text:style-name="T9">Примеры</text:span> заполнения диалогового окна свойств блока: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3"><text:span text:style-name="T1">Числовое</text:span> задание свойств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9"><text:soft-page-break/>Размах</text:p>
                </table:table-cell>
                <table:table-cell table:style-name="Таблица1.B3" office:value-type="string">
                  <text:p text:style-name="P3">[5]</text:p>
                </table:table-cell>
              </table:table-row>
              <table:table-row>
                <table:table-cell table:style-name="Таблица1.A3" office:value-type="string">
                  <text:p text:style-name="P9">Период</text:p>
                </table:table-cell>
                <table:table-cell table:style-name="Таблица1.B3" office:value-type="string">
                  <text:p text:style-name="P3">[3]</text:p>
                </table:table-cell>
              </table:table-row>
              <table:table-row>
                <table:table-cell table:style-name="Таблица1.A3" office:value-type="string">
                  <text:p text:style-name="P9">Смещение</text:p>
                </table:table-cell>
                <table:table-cell table:style-name="Таблица1.B3" office:value-type="string">
                  <text:p text:style-name="P3">[0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1">Именованное</text:span><text:span text:style-name="T9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9">Размах</text:p>
                </table:table-cell>
                <table:table-cell table:style-name="Таблица1.B3" office:value-type="string">
                  <text:p text:style-name="P3">[amp]</text:p>
                </table:table-cell>
              </table:table-row>
              <table:table-row>
                <table:table-cell table:style-name="Таблица1.A3" office:value-type="string">
                  <text:p text:style-name="P9">Период</text:p>
                </table:table-cell>
                <table:table-cell table:style-name="Таблица1.B3" office:value-type="string">
                  <text:p text:style-name="P3">[T]</text:p>
                </table:table-cell>
              </table:table-row>
              <table:table-row>
                <table:table-cell table:style-name="Таблица1.A3" office:value-type="string">
                  <text:p text:style-name="P9">Смещение</text:p>
                </table:table-cell>
                <table:table-cell table:style-name="Таблица1.B3" office:value-type="string">
                  <text:p text:style-name="P3">[ys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1">Смешанное</text:span><text:span text:style-name="T9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9">Размах</text:p>
                </table:table-cell>
                <table:table-cell table:style-name="Таблица1.B3" office:value-type="string">
                  <text:p text:style-name="P3">[amp]</text:p>
                </table:table-cell>
              </table:table-row>
              <table:table-row>
                <table:table-cell table:style-name="Таблица1.A3" office:value-type="string">
                  <text:p text:style-name="P9">Период</text:p>
                </table:table-cell>
                <table:table-cell table:style-name="Таблица1.B3" office:value-type="string">
                  <text:p text:style-name="P3">[5]</text:p>
                </table:table-cell>
              </table:table-row>
              <table:table-row>
                <table:table-cell table:style-name="Таблица1.A3" office:value-type="string">
                  <text:p text:style-name="P9">Смещение</text:p>
                </table:table-cell>
                <table:table-cell table:style-name="Таблица1.B3" office:value-type="string">
                  <text:p text:style-name="P3">[0.01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1">Векторное</text:span><text:span text:style-name="T9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9">Размах</text:p>
                </table:table-cell>
                <table:table-cell table:style-name="Таблица1.B3" office:value-type="string">
                  <text:p text:style-name="P3">[amp1,amp2]</text:p>
                </table:table-cell>
              </table:table-row>
              <table:table-row>
                <table:table-cell table:style-name="Таблица1.A3" office:value-type="string">
                  <text:p text:style-name="P9">Период</text:p>
                </table:table-cell>
                <table:table-cell table:style-name="Таблица1.B3" office:value-type="string">
                  <text:p text:style-name="P3">[1,2]</text:p>
                </table:table-cell>
              </table:table-row>
              <table:table-row>
                <table:table-cell table:style-name="Таблица1.A3" office:value-type="string">
                  <text:p text:style-name="P9">Смещение</text:p>
                </table:table-cell>
                <table:table-cell table:style-name="Таблица1.B3" office:value-type="string">
                  <text:p text:style-name="P3">[0,1]</text:p>
                </table:table-cell>
              </table:table-row>
            </table:table>
            <text:p text:style-name="P2"><text:span text:style-name="T1">Примечания</text:span>:</text:p>
            <text:list xml:id="list595756511933604684" text:style-name="L2">
              <text:list-item>
                <text:p text:style-name="P10">По умолчанию блок формирует <text:span text:style-name="T3">скалярный</text:span> выходной сигнал.</text:p>
              </text:list-item>
              <text:list-item>
                <text:p text:style-name="P10">Именованные свойства задаются как <text:span text:style-name="T2">локальные</text:span><text:span text:style-name="T5"> переменные модели (или субмодели) во вкладке </text:span><text:span text:style-name="T2">Параметры</text:span><text:span text:style-name="T5"> или как глобальные сигналы проекта при помощи пункта главного меню </text:span><text:span text:style-name="T2">Графика</text:span><text:span text:style-name="T5"> </text:span><text:span text:style-name="T6">→</text:span><text:span text:style-name="T7"> </text:span><text:span text:style-name="T4">Сигналы</text:span><text:span text:style-name="T5">.</text:span></text:p>
              </text:list-item>
              <text:list-item>
                <text:p text:style-name="P8">Сравнение блоков Пила, Обратная пила и Треугольный сигнал:</text:p>
              </text:list-item>
            </text:list>
            <text:p text:style-name="P7"><text:soft-page-break/><draw:frame draw:style-name="fr3" draw:name="graphics1" text:anchor-type="as-char" svg:width="15.88cm" svg:height="7.969cm" draw:z-index="15"><draw:image xlink:href="../images/0014_a.png" xlink:type="simple" xlink:show="embed" xlink:actuate="onLoad"/></draw:frame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Треугольный сигнал</dc:title>
    <dc:date>2014-11-28T18:02:45.30</dc:date>
    <meta:generator>OpenOffice/4.1.1$Win32 OpenOffice.org_project/411m6$Build-9775</meta:generator>
    <meta:editing-duration>PT3H26M43S</meta:editing-duration>
    <meta:editing-cycles>59</meta:editing-cycles>
    <meta:document-statistic meta:table-count="2" meta:image-count="3" meta:object-count="13" meta:page-count="3" meta:paragraph-count="57" meta:word-count="194" meta:character-count="1318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sub>
                        <mi>y</mi>
                        <mi>A</mi>
                      </msub>
                      <mo stretchy="false">⋅</mo>
                      <mi mathvariant="italic">frac</mi>
                    </mrow>
                    <mrow>
                      <mfenced open="(" close=")">
                        <mrow>
                          <mrow>
                            <mfrac>
                              <mi>t</mi>
                              <mi>T</mi>
                            </mfrac>
                          </mrow>
                        </mrow>
                      </mfenced>
                      <mo stretchy="false">+</mo>
                      <msub>
                        <mi>y</mi>
                        <mn>0</mn>
                      </msub>
                    </mrow>
                    <mi>,</mi>
                    <mi/>
                    <mi mathvariant="italic">при</mi>
                    <mi/>
                    <mi mathvariant="italic">frac</mi>
                    <mrow>
                      <mrow>
                        <mo stretchy="false">(</mo>
                        <mrow>
                          <mrow>
                            <mi>t</mi>
                            <mo stretchy="false">/</mo>
                            <mi>T</mi>
                          </mrow>
                        </mrow>
                        <mo stretchy="false">)</mo>
                      </mrow>
                      <mo stretchy="false">≤</mo>
                      <mn>0.5</mn>
                    </mrow>
                    <mi>,</mi>
                  </mrow>
                </mtd>
              </mtr>
              <mtr>
                <mtd>
                  <mrow>
                    <mrow>
                      <mrow>
                        <msub>
                          <mi>y</mi>
                          <mi>A</mi>
                        </msub>
                        <mo stretchy="false">⋅</mo>
                        <mfenced open="[" close="]">
                          <mrow>
                            <mrow>
                              <mn>1</mn>
                              <mo stretchy="false">−</mo>
                              <mi mathvariant="italic">frac</mi>
                            </mrow>
                            <mfenced open="(" close=")">
                              <mrow>
                                <mrow>
                                  <mfrac>
                                    <mi>t</mi>
                                    <mi>T</mi>
                                  </mfrac>
                                </mrow>
                              </mrow>
                            </mfenced>
                          </mrow>
                        </mfenced>
                      </mrow>
                      <mo stretchy="false">+</mo>
                      <msub>
                        <mi>y</mi>
                        <mn>0</mn>
                      </msub>
                    </mrow>
                    <mi>,</mi>
                    <mi/>
                    <mi mathvariant="italic">при</mi>
                    <mi/>
                    <mi mathvariant="italic">frac</mi>
                    <mrow>
                      <mrow>
                        <mo stretchy="false">(</mo>
                        <mrow>
                          <mrow>
                            <mi>t</mi>
                            <mo stretchy="false">/</mo>
                            <mi>T</mi>
                          </mrow>
                        </mrow>
                        <mo stretchy="false">)</mo>
                      </mrow>
                      <mo stretchy="false">&gt;</mo>
                      <mn>0.5</mn>
                    </mrow>
                  </mrow>
                </mtd>
              </mtr>
            </mtable>
          </mrow>
        </mrow>
      </mrow>
    </mrow>
    <annotation encoding="StarMath 5.0">y(t) = left lbrace stack{
alignl y_A cdot frac left ( {t over T} right ) + y_0 ,~при~frac(t/T)&lt;= 0.5 , #
alignl y_A cdot left [ 1-frac left ( {t over T} right ) right ] + y_0 , ~при~frac(t/T)&gt; 0.5 }
right none</annotation>
  </semantics>
</math>
</file>

<file path=Object 10/content.xml><?xml version="1.0" encoding="utf-8"?>
<math xmlns="http://www.w3.org/1998/Math/MathML">
  <semantics>
    <mrow>
      <mrow>
        <mover accent="true">
          <mrow>
            <mi>T</mi>
          </mrow>
          <mo stretchy="false">⃗</mo>
        </mover>
        <mo stretchy="false">=</mo>
        <mfenced open="[" close="]">
          <mrow>
            <msub>
              <mi>T</mi>
              <mrow>
                <mn>1</mn>
              </mrow>
            </msub>
            <mi>,</mi>
            <msub>
              <mi>T</mi>
              <mrow>
                <mn>2</mn>
              </mrow>
            </msub>
            <mi>,</mi>
            <mn>...</mn>
            <msub>
              <mi>T</mi>
              <mrow>
                <mi>n</mi>
              </mrow>
            </msub>
          </mrow>
        </mfenced>
      </mrow>
    </mrow>
    <annotation encoding="StarMath 5.0">vec {T}=
left [
T_{1} , T_{2} , ... T_{n}
right ]</annotation>
  </semantics>
</math>
</file>

<file path=Object 11/content.xml><?xml version="1.0" encoding="utf-8"?>
<math xmlns="http://www.w3.org/1998/Math/MathML">
  <semantics>
    <mrow>
      <mrow>
        <mover accent="true">
          <mrow>
            <msub>
              <mi>y</mi>
              <mn>0</mn>
            </msub>
          </mrow>
          <mo stretchy="false">⃗</mo>
        </mover>
        <mo stretchy="false">=</mo>
        <mfenced open="[" close="]">
          <mrow>
            <msub>
              <mi>y</mi>
              <mrow>
                <mn>0,1</mn>
              </mrow>
            </msub>
            <mi>,</mi>
            <msub>
              <mi>y</mi>
              <mrow>
                <mn>0,2</mn>
              </mrow>
            </msub>
            <mi>,</mi>
            <mn>...</mn>
            <msub>
              <mi>y</mi>
              <mrow>
                <mn>0,</mn>
                <mi>n</mi>
              </mrow>
            </msub>
          </mrow>
        </mfenced>
      </mrow>
    </mrow>
    <annotation encoding="StarMath 5.0">vec {y_0}=
left [
y_{0,1} , y_{0,2} , ... y_{0,n}
right ]</annotation>
  </semantics>
</math>
</file>

<file path=Object 1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sub>
                        <mi>y</mi>
                        <mrow>
                          <mi>A</mi>
                          <mi>,</mi>
                          <mi>i</mi>
                        </mrow>
                      </msub>
                      <mo stretchy="false">⋅</mo>
                      <mi mathvariant="italic">frac</mi>
                    </mrow>
                    <mrow>
                      <mfenced open="(" close=")">
                        <mrow>
                          <mrow>
                            <mfrac>
                              <mi>t</mi>
                              <msub>
                                <mi>T</mi>
                                <mi>i</mi>
                              </msub>
                            </mfrac>
                          </mrow>
                        </mrow>
                      </mfenced>
                      <mo stretchy="false">+</mo>
                      <msub>
                        <mi>y</mi>
                        <mrow>
                          <mn>0,</mn>
                          <mi>i</mi>
                        </mrow>
                      </msub>
                    </mrow>
                    <mi>,</mi>
                    <mi/>
                    <mi mathvariant="italic">при</mi>
                    <mi/>
                    <mi mathvariant="italic">frac</mi>
                    <mrow>
                      <mrow>
                        <mo stretchy="false">(</mo>
                        <mrow>
                          <mrow>
                            <mi>t</mi>
                            <mo stretchy="false">/</mo>
                            <msub>
                              <mi>T</mi>
                              <mi>i</mi>
                            </msub>
                          </mrow>
                        </mrow>
                        <mo stretchy="false">)</mo>
                      </mrow>
                      <mo stretchy="false">≤</mo>
                      <mn>0.5</mn>
                    </mrow>
                    <mi>,</mi>
                  </mrow>
                </mtd>
              </mtr>
              <mtr>
                <mtd>
                  <mrow>
                    <mrow>
                      <mrow>
                        <msub>
                          <mi>y</mi>
                          <mrow>
                            <mi>A</mi>
                            <mi>,</mi>
                            <mi>i</mi>
                          </mrow>
                        </msub>
                        <mo stretchy="false">⋅</mo>
                        <mfenced open="[" close="]">
                          <mrow>
                            <mrow>
                              <mn>1</mn>
                              <mo stretchy="false">−</mo>
                              <mi mathvariant="italic">frac</mi>
                            </mrow>
                            <mfenced open="(" close=")">
                              <mrow>
                                <mrow>
                                  <mfrac>
                                    <mi>t</mi>
                                    <msub>
                                      <mi>T</mi>
                                      <mi>i</mi>
                                    </msub>
                                  </mfrac>
                                </mrow>
                              </mrow>
                            </mfenced>
                          </mrow>
                        </mfenced>
                      </mrow>
                      <mo stretchy="false">+</mo>
                      <msub>
                        <mi>y</mi>
                        <mrow>
                          <mn>0,</mn>
                          <mi>i</mi>
                        </mrow>
                      </msub>
                    </mrow>
                    <mi>,</mi>
                    <mi/>
                    <mi mathvariant="italic">при</mi>
                    <mi/>
                    <mi mathvariant="italic">frac</mi>
                    <mrow>
                      <mrow>
                        <mo stretchy="false">(</mo>
                        <mrow>
                          <mrow>
                            <mi>t</mi>
                            <mo stretchy="false">/</mo>
                            <msub>
                              <mi>T</mi>
                              <mi>i</mi>
                            </msub>
                          </mrow>
                        </mrow>
                        <mo stretchy="false">)</mo>
                      </mrow>
                      <mo stretchy="false">&gt;</mo>
                      <mn>0.5</mn>
                    </mrow>
                  </mrow>
                </mtd>
              </mtr>
            </mtable>
          </mrow>
        </mrow>
      </mrow>
    </mrow>
    <annotation encoding="StarMath 5.0">y_i(t) = left lbrace stack{
alignl y_{A,i} cdot frac left ( {t over T_i} right ) + y_{0,i} ,~при~frac(t/T_i)&lt;= 0.5 , #
alignl y_{A,i} cdot left [ 1-frac left ( {t over T_i} right ) right ] + y_{0,i} , ~при~frac(t/T_i)&gt; 0.5 }
right none</annotation>
  </semantics>
</math>
</file>

<file path=Object 13/content.xml><?xml version="1.0" encoding="utf-8"?>
<math xmlns="http://www.w3.org/1998/Math/MathML">
  <semantics>
    <mrow>
      <mrow>
        <msub>
          <mi>y</mi>
          <mi>A</mi>
        </msub>
        <mo stretchy="false">/</mo>
        <mn>2</mn>
      </mrow>
    </mrow>
    <annotation encoding="StarMath 5.0">y_A / 2</annotation>
  </semantics>
</math>
</file>

<file path=Object 2/content.xml><?xml version="1.0" encoding="utf-8"?>
<math xmlns="http://www.w3.org/1998/Math/MathML">
  <semantics>
    <mrow>
      <msub>
        <mi>y</mi>
        <mi>A</mi>
      </msub>
      <mi>,</mi>
      <mi/>
      <mi>T</mi>
      <mi>,</mi>
      <mi/>
      <msub>
        <mi>y</mi>
        <mn>0</mn>
      </msub>
    </mrow>
    <annotation encoding="StarMath 5.0">y_A,~T,~y_0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i>t</mi>
    </mrow>
    <annotation encoding="StarMath 5.0">t</annotation>
  </semantics>
</math>
</file>

<file path=Object 5/content.xml><?xml version="1.0" encoding="utf-8"?>
<math xmlns="http://www.w3.org/1998/Math/MathML">
  <semantics>
    <mrow>
      <mi mathvariant="italic">frac</mi>
      <mrow>
        <mo stretchy="false">(</mo>
        <mrow>
          <mrow>
            <mi>t</mi>
            <mo stretchy="false">/</mo>
            <mi>T</mi>
          </mrow>
        </mrow>
        <mo stretchy="false">)</mo>
      </mrow>
    </mrow>
    <annotation encoding="StarMath 5.0">frac(t/T)</annotation>
  </semantics>
</math>
</file>

<file path=Object 6/content.xml><?xml version="1.0" encoding="utf-8"?>
<math xmlns="http://www.w3.org/1998/Math/MathML">
  <semantics>
    <mrow>
      <msub>
        <mi>y</mi>
        <mi>A</mi>
      </msub>
    </mrow>
    <annotation encoding="StarMath 5.0">y_A</annotation>
  </semantics>
</math>
</file>

<file path=Object 7/content.xml><?xml version="1.0" encoding="utf-8"?>
<math xmlns="http://www.w3.org/1998/Math/MathML">
  <semantics>
    <mrow>
      <mi>T</mi>
    </mrow>
    <annotation encoding="StarMath 5.0">T</annotation>
  </semantics>
</math>
</file>

<file path=Object 8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9/content.xml><?xml version="1.0" encoding="utf-8"?>
<math xmlns="http://www.w3.org/1998/Math/MathML">
  <semantics>
    <mrow>
      <mrow>
        <mover accent="true">
          <mrow>
            <msub>
              <mi>y</mi>
              <mi>A</mi>
            </msub>
          </mrow>
          <mo stretchy="false">⃗</mo>
        </mover>
        <mo stretchy="false">=</mo>
        <mfenced open="[" close="]">
          <mrow>
            <msub>
              <mi>y</mi>
              <mrow>
                <mi>A</mi>
                <mn>,1</mn>
              </mrow>
            </msub>
            <mi>,</mi>
            <msub>
              <mi>y</mi>
              <mrow>
                <mi>A</mi>
                <mn>,2</mn>
              </mrow>
            </msub>
            <mi>,</mi>
            <mn>...</mn>
            <msub>
              <mi>y</mi>
              <mrow>
                <mi>A</mi>
                <mi>,</mi>
                <mi>n</mi>
              </mrow>
            </msub>
          </mrow>
        </mfenced>
      </mrow>
    </mrow>
    <annotation encoding="StarMath 5.0">vec {y_A}=
left [
y_{A,1} , y_{A,2} , ... y_{A,n}
right ]</annotation>
  </semantics>
</math>
</file>